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5" style:family="table">
      <style:table-properties style:width="25.7cm" table:align="margins"/>
    </style:style>
    <style:style style:name="Table5.A" style:family="table-column">
      <style:table-column-properties style:column-width="25.7cm" style:rel-column-width="65535*"/>
    </style:style>
    <style:style style:name="Table5.A1" style:family="table-cell" style:data-style-name="N10100">
      <style:table-cell-properties style:vertical-align="" fo:background-color="#0099ff" fo:padding="0cm" fo:border-left="none" fo:border-right="none" fo:border-top="2.5pt solid #000080" fo:border-bottom="0.05pt solid #000080" style:writing-mode="page">
        <style:background-image/>
      </style:table-cell-properties>
    </style:style>
    <style:style style:name="Table5.A2" style:family="table-cell" style:data-style-name="N10100">
      <style:table-cell-properties style:vertical-align="" fo:background-color="#ffffff" fo:padding="0cm" fo:border-left="none" fo:border-right="none" fo:border-top="0.05pt solid #000080" fo:border-bottom="2.5pt solid #000080" style:writing-mode="page">
        <style:background-image/>
      </style:table-cell-properties>
    </style:style>
    <style:style style:name="Table6" style:family="table">
      <style:table-properties style:width="25.7cm" table:align="margins"/>
    </style:style>
    <style:style style:name="Table6.A" style:family="table-column">
      <style:table-column-properties style:column-width="3.671cm" style:rel-column-width="9362*"/>
    </style:style>
    <style:style style:name="Table6.G" style:family="table-column">
      <style:table-column-properties style:column-width="3.672cm" style:rel-column-width="9363*"/>
    </style:style>
    <style:style style:name="Table6.A1" style:family="table-cell" style:data-style-name="N10100">
      <style:table-cell-properties style:vertical-align="" fo:background-color="#0099ff" fo:padding="0cm" fo:border-left="none" fo:border-right="none" fo:border-top="2.5pt solid #000080" fo:border-bottom="0.05pt solid #000080" style:writing-mode="page">
        <style:background-image/>
      </style:table-cell-properties>
    </style:style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3.671cm" style:rel-column-width="9362*"/>
    </style:style>
    <style:style style:name="Table1.G" style:family="table-column">
      <style:table-column-properties style:column-width="3.672cm" style:rel-column-width="9363*"/>
    </style:style>
    <style:style style:name="Table1.A1" style:family="table-cell" style:data-style-name="N10100">
      <style:table-cell-properties style:vertical-align="" fo:background-color="#ffffff" fo:padding="0cm" fo:border-left="none" fo:border-right="none" fo:border-top="0.05pt solid #000080" fo:border-bottom="2.5pt solid #000080" style:writing-mode="page">
        <style:background-image/>
      </style:table-cell-properties>
    </style:style>
    <style:style style:name="Table1.B1" style:family="table-cell">
      <style:table-cell-properties style:vertical-align="" fo:background-color="#ffffff" fo:padding="0cm" fo:border-left="none" fo:border-right="none" fo:border-top="0.05pt solid #000080" fo:border-bottom="2.5pt solid #000080" style:writing-mode="page">
        <style:background-image/>
      </style:table-cell-properties>
    </style:style>
    <style:style style:name="Table1.C1" style:family="table-cell">
      <style:table-cell-properties style:vertical-align="" fo:background-color="#ffffff" fo:padding="0cm" fo:border-left="none" fo:border-right="none" fo:border-top="0.05pt solid #000080" fo:border-bottom="2.5pt solid #000080" style:writing-mode="page">
        <style:background-image/>
      </style:table-cell-properties>
    </style:style>
    <style:style style:name="Table1.D1" style:family="table-cell">
      <style:table-cell-properties style:vertical-align="" fo:background-color="#ffffff" fo:padding="0cm" fo:border-left="none" fo:border-right="none" fo:border-top="0.05pt solid #000080" fo:border-bottom="2.5pt solid #000080" style:writing-mode="page">
        <style:background-image/>
      </style:table-cell-properties>
    </style:style>
    <style:style style:name="Table1.E1" style:family="table-cell">
      <style:table-cell-properties style:vertical-align="" fo:background-color="#ffffff" fo:padding="0cm" fo:border-left="none" fo:border-right="none" fo:border-top="0.05pt solid #000080" fo:border-bottom="2.5pt solid #000080" style:writing-mode="page">
        <style:background-image/>
      </style:table-cell-properties>
    </style:style>
    <style:style style:name="Table1.F1" style:family="table-cell">
      <style:table-cell-properties style:vertical-align="" fo:background-color="#ffffff" fo:padding="0cm" fo:border-left="none" fo:border-right="none" fo:border-top="0.05pt solid #000080" fo:border-bottom="2.5pt solid #000080" style:writing-mode="page">
        <style:background-image/>
      </style:table-cell-properties>
    </style:style>
    <style:style style:name="Table1.G1" style:family="table-cell">
      <style:table-cell-properties style:vertical-align="" fo:background-color="#ffffff" fo:padding="0cm" fo:border-left="none" fo:border-right="none" fo:border-top="0.05pt solid #000080" fo:border-bottom="2.5pt solid #000080" style:writing-mode="page">
        <style:background-image/>
      </style:table-cell-properties>
    </style:style>
    <style:style style:name="P1" style:family="paragraph" style:parent-style-name="Text_20_body">
      <style:paragraph-properties fo:background-color="#003366">
        <style:tab-stops>
          <style:tab-stop style:position="16.999cm" style:type="right"/>
        </style:tab-stops>
        <style:background-image/>
      </style:paragraph-properties>
    </style:style>
    <style:style style:name="P2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fo:font-size="9pt" style:font-size-asian="9pt" style:font-size-complex="9pt"/>
    </style:style>
    <style:style style:name="P3" style:family="paragraph" style:parent-style-name="Table_20_Contents">
      <style:paragraph-properties fo:text-align="center" style:justify-single-word="false"/>
      <style:text-properties fo:font-size="7pt" officeooo:paragraph-rsid="000a2349" style:font-size-asian="7pt" style:font-size-complex="7pt"/>
    </style:style>
    <style:style style:name="P4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officeooo:rsid="00301615" officeooo:paragraph-rsid="00301615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5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officeooo:rsid="00301bf0" officeooo:paragraph-rsid="00301bf0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6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officeooo:rsid="00301bf0" officeooo:paragraph-rsid="004397b0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7" style:family="paragraph" style:parent-style-name="Subtitle">
      <style:text-properties officeooo:paragraph-rsid="003aaf0f"/>
    </style:style>
    <style:style style:name="P8" style:family="paragraph" style:parent-style-name="Text_20_body">
      <style:paragraph-properties>
        <style:tab-stops>
          <style:tab-stop style:position="4.018cm"/>
        </style:tab-stops>
      </style:paragraph-properties>
      <style:text-properties fo:font-size="9pt" officeooo:rsid="0006a505" officeooo:paragraph-rsid="004397b0" style:font-size-asian="9pt" style:font-size-complex="9pt"/>
    </style:style>
    <style:style style:name="P9" style:family="paragraph" style:parent-style-name="Text_20_body">
      <style:text-properties officeooo:paragraph-rsid="004397b0"/>
    </style:style>
    <style:style style:name="P10" style:family="paragraph" style:parent-style-name="Text_20_body">
      <style:text-properties officeooo:paragraph-rsid="004ddfd7"/>
    </style:style>
    <style:style style:name="P11" style:family="paragraph" style:parent-style-name="Text_20_body">
      <style:paragraph-properties fo:margin-top="0cm" fo:margin-bottom="0cm" loext:contextual-spacing="false" fo:line-height="0.049cm">
        <style:tab-stops>
          <style:tab-stop style:position="4.018cm"/>
        </style:tab-stops>
      </style:paragraph-properties>
      <style:text-properties fo:font-size="9pt" officeooo:rsid="0006a505" officeooo:paragraph-rsid="0044e223" style:font-size-asian="9pt" style:font-size-complex="9pt"/>
    </style:style>
    <style:style style:name="P12" style:family="paragraph" style:parent-style-name="Text_20_body">
      <style:paragraph-properties fo:margin-top="0cm" fo:margin-bottom="0cm" loext:contextual-spacing="false" fo:line-height="0.049cm"/>
      <style:text-properties officeooo:paragraph-rsid="0044e223"/>
    </style:style>
    <style:style style:name="P13" style:family="paragraph" style:parent-style-name="Text_20_body">
      <style:paragraph-properties fo:margin-top="0cm" fo:margin-bottom="0cm" loext:contextual-spacing="false" fo:line-height="0.101cm" fo:background-color="transparent">
        <style:tab-stops>
          <style:tab-stop style:position="4.018cm"/>
        </style:tab-stops>
        <style:background-image/>
      </style:paragraph-properties>
      <style:text-properties fo:font-size="9pt" officeooo:rsid="0006a505" officeooo:paragraph-rsid="002f0f29" style:font-size-asian="9pt" style:font-size-complex="9pt"/>
    </style:style>
    <style:style style:name="P14" style:family="paragraph" style:parent-style-name="Text_20_body">
      <style:paragraph-properties fo:break-before="page"/>
    </style:style>
    <style:style style:name="T1" style:family="text">
      <style:text-properties fo:background-color="#003366" loext:char-shading-value="0" style:font-size-asian="10.5pt"/>
    </style:style>
    <style:style style:name="T2" style:family="text">
      <style:text-properties officeooo:rsid="002b433a" fo:background-color="#003366" loext:char-shading-value="0" style:font-size-asian="10.5pt"/>
    </style:style>
    <style:style style:name="T3" style:family="text">
      <style:text-properties officeooo:rsid="002b433a"/>
    </style:style>
    <style:style style:name="T4" style:family="text">
      <style:text-properties officeooo:rsid="0030d627"/>
    </style:style>
    <style:style style:name="T5" style:family="text"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01b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58a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30bb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Thorndale" fo:font-size="14pt" fo:font-style="normal" fo:text-shadow="none" style:text-underline-style="none" fo:font-weight="normal" officeooo:rsid="0006a505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Thorndale" fo:font-size="14pt" fo:font-style="normal" fo:text-shadow="none" style:text-underline-style="none" fo:font-weight="normal" officeooo:rsid="0030d627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0" style:family="text">
      <style:text-properties officeooo:rsid="0034654a"/>
    </style:style>
    <style:style style:name="T11" style:family="text">
      <style:text-properties fo:font-size="14pt" officeooo:rsid="002f0f29" style:font-size-asian="14pt" style:font-size-complex="14pt"/>
    </style:style>
    <style:style style:name="T12" style:family="text">
      <style:text-properties fo:font-size="14pt" officeooo:rsid="0006a505" style:font-size-asian="14pt" style:font-size-complex="14pt"/>
    </style:style>
    <style:style style:name="T13" style:family="text">
      <style:text-properties fo:font-size="14pt" officeooo:rsid="0030bb5d" style:font-size-asian="14pt" style:font-size-complex="14pt"/>
    </style:style>
    <style:style style:name="T14" style:family="text">
      <style:text-properties officeooo:rsid="004ddfd7"/>
    </style:style>
    <number:text-style style:name="N10100" number:language="fr" number:country="FR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{titre_recap}</text:p>
      <text:p text:style-name="Text_20_body">[!-- BEGIN recap --]</text:p>
      <text:p text:style-name="Text_20_body">{recap_en} - {recap_fr}</text:p>
      <text:p text:style-name="Text_20_body">[!-- END recap --]</text:p>
      <text:p text:style-name="P10">[!-- BEGIN series --]</text:p>
      <text:p text:style-name="P7">Etat de la série au <text:span text:style-name="T4">{date_jour}</text:span></text:p>
      <text:p text:style-name="Text_20_body"><text:span text:style-name="T11">Titre de la série en Anglais</text:span><text:span text:style-name="T12"> : <text:tab/></text:span>{serie_titre_en}</text:p>
      <text:p text:style-name="Text_20_body"><text:span text:style-name="T11">Titre de la série en Français</text:span><text:span text:style-name="T12"> : <text:tab/></text:span>{serie_titre_fr}</text:p>
      <table:table table:name="Table5" table:style-name="Table5">
        <table:table-column table:style-name="Table5.A"/>
        <table:table-header-rows>
          <table:table-row>
            <table:table-cell table:style-name="Table5.A1" office:value-type="float" office:value="0">
              <text:p text:style-name="P4">COORDINATEUR DE LA SERIE</text:p>
            </table:table-cell>
          </table:table-row>
        </table:table-header-rows>
        <table:table-row>
          <table:table-cell table:style-name="Table5.A2" office:value-type="float" office:value="0">
            <text:p text:style-name="Subtitle">{coordinateur}</text:p>
          </table:table-cell>
        </table:table-row>
      </table:table>
      <text:p text:style-name="P13"/>
      <table:table table:name="Table6" table:style-name="Table6">
        <table:table-column table:style-name="Table6.A" table:number-columns-repeated="6"/>
        <table:table-column table:style-name="Table6.G"/>
        <table:table-header-rows>
          <table:table-row>
            <table:table-cell table:style-name="Table6.A1" office:value-type="float" office:value="0">
              <text:p text:style-name="P5">Auteur</text:p>
            </table:table-cell>
            <table:table-cell table:style-name="Table6.A1" office:value-type="float" office:value="0">
              <text:p text:style-name="P5">Titre anglais</text:p>
            </table:table-cell>
            <table:table-cell table:style-name="Table6.A1" office:value-type="float" office:value="0">
              <text:p text:style-name="P5">Titre français</text:p>
            </table:table-cell>
            <table:table-cell table:style-name="Table6.A1" office:value-type="float" office:value="0">
              <text:p text:style-name="P5">Proposal</text:p>
            </table:table-cell>
            <table:table-cell table:style-name="Table6.A1" office:value-type="float" office:value="0">
              <text:p text:style-name="P5">Contrat</text:p>
            </table:table-cell>
            <table:table-cell table:style-name="Table6.A1" office:value-type="float" office:value="0">
              <text:p text:style-name="P5">Date de remise<text:line-break/>du manuscrit</text:p>
            </table:table-cell>
            <table:table-cell table:style-name="Table6.A1" office:value-type="float" office:value="0">
              <text:p text:style-name="P5">Commentaire</text:p>
            </table:table-cell>
          </table:table-row>
        </table:table-header-rows>
      </table:table>
      <text:p text:style-name="P11">[!-- BEGIN livres --]</text:p>
      <table:table table:name="Table1" table:style-name="Table1">
        <table:table-column table:style-name="Table1.A" table:number-columns-repeated="6"/>
        <table:table-column table:style-name="Table1.G"/>
        <table:table-header-rows>
          <table:table-row>
            <table:table-cell table:style-name="Table1.A1" office:value-type="float" office:value="0">
              <text:p text:style-name="P9">{auteurs}</text:p>
            </table:table-cell>
            <table:table-cell table:style-name="Table1.B1" office:value-type="string">
              <text:p text:style-name="P9">{titre_en}</text:p>
            </table:table-cell>
            <table:table-cell table:style-name="Table1.C1" office:value-type="string">
              <text:p text:style-name="P9">{titre_fr}</text:p>
            </table:table-cell>
            <table:table-cell table:style-name="Table1.D1" office:value-type="string">
              <text:p text:style-name="P9">{proposal}</text:p>
            </table:table-cell>
            <table:table-cell table:style-name="Table1.E1" office:value-type="string">
              <text:p text:style-name="P9">{contrat}</text:p>
            </table:table-cell>
            <table:table-cell table:style-name="Table1.F1" office:value-type="string">
              <text:p text:style-name="P9">{manuscrit}</text:p>
            </table:table-cell>
            <table:table-cell table:style-name="Table1.G1" office:value-type="string">
              <text:p text:style-name="P9">{commentaire}</text:p>
            </table:table-cell>
          </table:table-row>
        </table:table-header-rows>
      </table:table>
      <text:p text:style-name="P12">[!-- END livres --]</text:p>
      <text:p text:style-name="P9">[!-- END series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rapport1" style:family="paragraph" style:parent-style-name="Heading_20_1" style:next-style-name="Standard" style:default-outline-level="1" style:list-style-name="" style:master-page-name="">
      <style:paragraph-properties fo:margin-left="0cm" fo:margin-right="-0.191cm" fo:margin-top="0.25cm" fo:margin-bottom="0cm" loext:contextual-spacing="false" fo:line-height="0.882cm" fo:text-indent="0.3cm" style:auto-text-indent="false" style:page-number="auto" fo:background-color="#0066cc" style:shadow="none">
        <style:tab-stops>
          <style:tab-stop style:position="0.041cm"/>
        </style:tab-stops>
        <style:background-image/>
      </style:paragraph-properties>
      <style:text-properties fo:font-variant="small-caps" fo:color="#ffffff" style:font-name="Calibri" fo:font-family="Calibri" style:font-family-generic="swiss" style:font-pitch="variable" fo:font-size="20pt" fo:font-weight="bold" style:font-size-asian="16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Header" style:family="paragraph" style:parent-style-name="Standard" style:class="extra"/>
    <style:style style:name="rapport1.1" style:family="paragraph" style:parent-style-name="Standard" style:next-style-name="Standard" style:default-outline-level="2">
      <style:paragraph-properties fo:margin-left="2.159cm" fo:margin-right="0cm" fo:margin-top="0cm" fo:margin-bottom="0cm" loext:contextual-spacing="false" fo:line-height="0.564cm" fo:text-indent="0cm" style:auto-text-indent="false" fo:background-color="#99ccff">
        <style:tab-stops/>
        <style:background-image/>
      </style:paragraph-properties>
      <style:text-properties fo:font-variant="small-caps" style:font-name="Calibri" fo:font-family="Calibri" style:font-family-generic="swiss" style:font-pitch="variable" fo:font-size="17pt" fo:font-weight="bold" style:font-size-asian="14pt" style:font-weight-asian="bold" style:font-size-complex="11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 style:master-page-name="">
      <style:paragraph-properties fo:text-align="center" style:justify-single-word="false" style:page-number="auto" fo:break-before="page"/>
      <style:text-properties fo:font-size="18pt"/>
    </style:style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Foot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background-color="#003366">
        <style:tab-stops>
          <style:tab-stop style:position="16.999cm" style:type="right"/>
        </style:tab-stops>
        <style:background-image/>
      </style:paragraph-properties>
    </style:style>
    <style:style style:name="MP2" style:family="paragraph" style:parent-style-name="Table_20_Contents">
      <style:paragraph-properties fo:text-align="center" style:justify-single-word="false"/>
      <style:text-properties fo:font-size="7pt" officeooo:paragraph-rsid="000a2349" style:font-size-asian="7pt" style:font-size-complex="7pt"/>
    </style:style>
    <style:style style:name="MT1" style:family="text">
      <style:text-properties fo:background-color="#003366" loext:char-shading-value="0" style:font-size-asian="10.5pt"/>
    </style:style>
    <style:style style:name="MT2" style:family="text">
      <style:text-properties officeooo:rsid="002b433a" fo:background-color="#003366" loext:char-shading-value="0" style:font-size-asian="10.5pt"/>
    </style:style>
    <style:page-layout style:name="Mpm1">
      <style:page-layout-properties fo:page-width="29.7cm" fo:page-height="21.001cm" style:num-format="1" style:print-orientation="landscape" fo:margin-top="1.012cm" fo:margin-bottom="0.68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/>ISTE </text:span><text:span text:style-name="MT2">Science Publishing</text:span><text:span text:style-name="MT1"><text:tab/></text:span> </text:p>
      </style:header>
      <style:footer>
        <text:p text:style-name="MP2">Registered Office: 28 Church Road, Stanmore, Middlesex HA7 4XR   Company Registration No: 04777784 VAT No: 844 0729 26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Szoniecky</meta:initial-creator>
    <meta:creation-date>2015-08-28T09:55:10.155045000</meta:creation-date>
    <dc:date>2015-11-02T10:28:15.354296000</dc:date>
    <dc:creator>Samuel Szoniecky</dc:creator>
    <meta:editing-duration>P15DT6H41M15S</meta:editing-duration>
    <meta:editing-cycles>67</meta:editing-cycles>
    <meta:generator>LibreOffice/4.3.7.2$MacOSX_X86_64 LibreOffice_project/8a35821d8636a03b8bf4e15b48f59794652c68ba</meta:generator>
    <meta:document-statistic meta:table-count="3" meta:image-count="0" meta:object-count="0" meta:page-count="2" meta:paragraph-count="29" meta:word-count="102" meta:character-count="622" meta:non-whitespace-character-count="548"/>
  </office:meta>
</office:document-meta>
</file>